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dius</text:p>
          </table:table-cell>
          <table:table-cell table:formula="of:=1657/2" office:value-type="float" office:value="828.5" calcext:value-type="float">
            <text:p>828.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ds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table:style-name="ce1" table:formula="of:=SIN([.E7])*[.$B$2]" office:value-type="float" office:value="0" calcext:value-type="float">
            <text:p>0.00</text:p>
          </table:table-cell>
          <table:table-cell table:style-name="ce1" table:formula="of:=COS([.E7])*[.$B$2]" office:value-type="float" office:value="828.5" calcext:value-type="float">
            <text:p>828.50</text:p>
          </table:table-cell>
          <table:table-cell table:formula="of:=RADIANS(360/16*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table:style-name="ce1" table:formula="of:=SIN([.E8])*[.$B$2]" office:value-type="float" office:value="585.837968213055" calcext:value-type="float">
            <text:p>585.84</text:p>
          </table:table-cell>
          <table:table-cell table:style-name="ce1" table:formula="of:=COS([.E8])*[.$B$2]" office:value-type="float" office:value="585.837968213055" calcext:value-type="float">
            <text:p>585.84</text:p>
          </table:table-cell>
          <table:table-cell table:formula="of:=RADIANS(360/16*[.B8])" office:value-type="float" office:value="0.785398163397448" calcext:value-type="float">
            <text:p>0.7853981634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7" calcext:value-type="float">
            <text:p>7</text:p>
          </table:table-cell>
          <table:table-cell table:style-name="ce1" table:formula="of:=SIN([.E9])*[.$B$2]" office:value-type="float" office:value="317.053223714477" calcext:value-type="float">
            <text:p>317.05</text:p>
          </table:table-cell>
          <table:table-cell table:style-name="ce1" table:formula="of:=COS([.E9])*[.$B$2]" office:value-type="float" office:value="-765.434192685601" calcext:value-type="float">
            <text:p>-765.43</text:p>
          </table:table-cell>
          <table:table-cell table:formula="of:=RADIANS(360/16*[.B9])" office:value-type="float" office:value="2.74889357189107" calcext:value-type="float">
            <text:p>2.7488935719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8" calcext:value-type="float">
            <text:p>8</text:p>
          </table:table-cell>
          <table:table-cell table:style-name="ce1" table:formula="of:=SIN([.E10])*[.$B$2]" office:value-type="float" office:value="0.000000000000101461987309358" calcext:value-type="float">
            <text:p>0.00</text:p>
          </table:table-cell>
          <table:table-cell table:style-name="ce1" table:formula="of:=COS([.E10])*[.$B$2]" office:value-type="float" office:value="-828.5" calcext:value-type="float">
            <text:p>-828.50</text:p>
          </table:table-cell>
          <table:table-cell table:formula="of:=RADIANS(360/16*[.B10])" office:value-type="float" office:value="3.14159265358979" calcext:value-type="float">
            <text:p>3.1415926536</text:p>
          </table:table-cell>
        </table:table-row>
        <table:table-row table:style-name="ro1">
          <table:table-cell office:value-type="string" calcext:value-type="string">
            <text:p>V+</text:p>
          </table:table-cell>
          <table:table-cell office:value-type="float" office:value="12" calcext:value-type="float">
            <text:p>12</text:p>
          </table:table-cell>
          <table:table-cell table:style-name="ce1" table:formula="of:=SIN([.E11])*[.$B$2]" office:value-type="float" office:value="-828.5" calcext:value-type="float">
            <text:p>-828.50</text:p>
          </table:table-cell>
          <table:table-cell table:style-name="ce1" table:formula="of:=COS([.E11])*[.$B$2]" office:value-type="float" office:value="-0.000000000000152192980964037" calcext:value-type="float">
            <text:p>0.00</text:p>
          </table:table-cell>
          <table:table-cell table:formula="of:=RADIANS(360/16*[.B11])" office:value-type="float" office:value="4.71238898038469" calcext:value-type="float">
            <text:p>4.7123889804</text:p>
          </table:table-cell>
        </table:table-row>
        <table:table-row table:style-name="ro1">
          <table:table-cell office:value-type="string" calcext:value-type="string">
            <text:p>V+</text:p>
          </table:table-cell>
          <table:table-cell office:value-type="float" office:value="13" calcext:value-type="float">
            <text:p>13</text:p>
          </table:table-cell>
          <table:table-cell table:style-name="ce1" table:formula="of:=SIN([.E12])*[.$B$2]" office:value-type="float" office:value="-765.434192685601" calcext:value-type="float">
            <text:p>-765.43</text:p>
          </table:table-cell>
          <table:table-cell table:style-name="ce1" table:formula="of:=COS([.E12])*[.$B$2]" office:value-type="float" office:value="317.053223714477" calcext:value-type="float">
            <text:p>317.05</text:p>
          </table:table-cell>
          <table:table-cell table:formula="of:=RADIANS(360/16*[.B12])" office:value-type="float" office:value="5.10508806208341" calcext:value-type="float">
            <text:p>5.10508806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/00/0000</text:date>, <text:time style:data-style-name="N2" text:time-value="22:23:14.417239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7:44:45.153835423</meta:creation-date>
    <dc:date>2014-10-01T22:28:22.915288576</dc:date>
    <meta:editing-duration>P0D</meta:editing-duration>
    <meta:editing-cycles>2</meta:editing-cycles>
    <meta:generator>LibreOffice/4.2.6.3$Linux_X86_64 LibreOffice_project/420m0$Build-3</meta:generator>
    <meta:document-statistic meta:table-count="1" meta:cell-count="39" meta:object-count="0"/>
  </office:meta>
</office:document-meta>
</file>